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49pt"/>
    </style:style>
    <style:style style:name="co3" style:family="table-column">
      <style:table-column-properties fo:break-before="auto" style:column-width="101.0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4pt" fo:break-before="auto" style:use-optimal-row-height="true"/>
    </style:style>
    <style:style style:name="ro3" style:family="table-row">
      <style:table-row-properties style:row-height="46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epsilon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91" calcext:value-type="float">
            <text:p>39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68, 391, 260</text:p>
          </table:table-cell>
          <table:table-cell office:value-type="float" office:value="0.976675849403122" calcext:value-type="float">
            <text:p>0.976675849403122</text:p>
          </table:table-cell>
        </table:table-row>
        <table:table-row table:style-name="ro1"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481, 399, 334</text:p>
          </table:table-cell>
          <table:table-cell table:style-name="ce2" office:value-type="float" office:value="0.828074253178673" calcext:value-type="float">
            <text:p>0.828074253178673</text:p>
          </table:table-cell>
        </table:table-row>
        <table:table-row table:style-name="ro1">
          <table:table-cell table:style-name="ce2" office:value-type="float" office:value="0.034" calcext:value-type="float">
            <text:p>0.034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449" calcext:value-type="float">
            <text:p>449</text:p>
          </table:table-cell>
          <table:table-cell office:value-type="float" office:value="0.988744588744589" calcext:value-type="float">
            <text:p>0.988744588744589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0.955" calcext:value-type="float">
            <text:p>0.955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481, 334</text:p>
          </table:table-cell>
          <table:table-cell table:style-name="ce2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334, 432</text:p>
          </table:table-cell>
          <table:table-cell table:style-name="ce2" office:value-type="float" office:value="0.939949494949495" calcext:value-type="float">
            <text:p>0.939949494949495</text:p>
          </table:table-cell>
        </table:table-row>
        <table:table-row table:style-name="ro1">
          <table:table-cell table:style-name="ce2" office:value-type="float" office:value="0.1888" calcext:value-type="float">
            <text:p>0.1888</text:p>
          </table:table-cell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153, 258, 448, 427, 60, 233</text:p>
          </table:table-cell>
          <table:table-cell table:style-name="ce2" office:value-type="float" office:value="0.985714285714286" calcext:value-type="float">
            <text:p>0.985714285714286</text:p>
          </table:table-cell>
        </table:table-row>
        <table:table-row table:style-name="ro1">
          <table:table-cell table:style-name="ce2" office:value-type="float" office:value="0.188" calcext:value-type="float">
            <text:p>0.18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153, 258, 448, 230, 372, 427, 316, 429</text:p>
          </table:table-cell>
          <table:table-cell table:style-name="ce2" office:value-type="float" office:value="0.854021" calcext:value-type="float">
            <text:p>0.854021</text:p>
          </table:table-cell>
        </table:table-row>
        <table:table-row table:style-name="ro1"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197, 144, 380</text:p>
          </table:table-cell>
          <table:table-cell table:style-name="ce2" office:value-type="float" office:value="0.952369" calcext:value-type="float">
            <text:p>0.952369</text:p>
          </table:table-cell>
        </table:table-row>
        <table:table-row table:style-name="ro2">
          <table:table-cell table:style-name="ce3" office:value-type="float" office:value="0.34444" calcext:value-type="float">
            <text:p>0.34444</text:p>
          </table:table-cell>
          <table:table-cell table:style-name="ce2" office:value-type="float" office:value="80" calcext:value-type="float">
            <text:p>80</text:p>
          </table:table-cell>
          <table:table-cell table:style-name="ce3" office:value-type="string" calcext:value-type="string">
            <text:p>264, 68, 449, 370, 383, 447, 479, 391, 398, 197, 137, 373, 215, 144, 440, 293, 460, 224</text:p>
          </table:table-cell>
          <table:table-cell office:value-type="float" office:value="0.705" calcext:value-type="float">
            <text:p>0.705</text:p>
          </table:table-cell>
        </table:table-row>
        <table:table-row table:style-name="ro3">
          <table:table-cell office:value-type="float" office:value="0.811" calcext:value-type="float">
            <text:p>0.811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258, 450, 241, 264, 481, 399, 482, 317, 334, 299, 163, 261, 78, 371, 194, 474, 240, 365, 296, 236, 211, 260, 233, 377, 494, 429</text:p>
          </table:table-cell>
          <table:table-cell office:value-type="float" office:value="0.75282" calcext:value-type="float">
            <text:p>0.75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483, 300, 398</text:p>
          </table:table-cell>
          <table:table-cell office:value-type="float" office:value="0.811851851851851" calcext:value-type="float">
            <text:p>0.811851851851851</text:p>
          </table:table-cell>
        </table:table-row>
        <table:table-row table:style-name="ro1" table:number-rows-repeated="104856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6:33:38.521346355</meta:creation-date>
    <dc:date>2021-08-16T00:24:06.134721132</dc:date>
    <meta:editing-duration>PT3H34M52S</meta:editing-duration>
    <meta:editing-cycles>1</meta:editing-cycles>
    <meta:document-statistic meta:table-count="1" meta:cell-count="56" meta:object-count="0"/>
    <meta:generator>LibreOffice/6.0.7.3$Linux_X86_64 LibreOffice_project/00m0$Build-3</meta:generator>
  </office:meta>
</office:document-meta>
</file>